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font-name="Helvetica Neue" fo:font-weight="bold" style:font-weight-asian="bold" fo:font-size="13pt" style:font-size-asian="13pt"/>
    </style:style>
    <style:style style:name="P3" style:parent-style-name="Standard" style:family="paragraph">
      <style:text-properties style:font-name="Helvetica Neue" fo:font-size="13pt" style:font-size-asian="13pt"/>
    </style:style>
    <style:style style:name="P4" style:parent-style-name="Standard" style:list-style-name="LFO1" style:family="paragraph">
      <style:text-properties style:font-name="Helvetica Neue" fo:font-size="13pt" style:font-size-asian="13pt"/>
    </style:style>
    <style:style style:name="P5" style:parent-style-name="Standard" style:list-style-name="LFO1" style:family="paragraph">
      <style:text-properties style:font-name="Helvetica Neue" fo:font-size="13pt" style:font-size-asian="13pt"/>
    </style:style>
    <style:style style:name="P6" style:parent-style-name="Standard" style:list-style-name="LFO1" style:family="paragraph">
      <style:text-properties style:font-name="Helvetica Neue" fo:font-size="13pt" style:font-size-asian="13pt"/>
    </style:style>
    <style:style style:name="P7" style:parent-style-name="Standard" style:list-style-name="LFO1" style:family="paragraph">
      <style:text-properties style:font-name="Helvetica Neue" fo:font-size="13pt" style:font-size-asian="13pt"/>
    </style:style>
    <style:style style:name="P8" style:parent-style-name="Standard" style:list-style-name="LFO1" style:family="paragraph">
      <style:text-properties style:font-name="Helvetica Neue" fo:font-size="13pt" style:font-size-asian="13pt"/>
    </style:style>
    <style:style style:name="P9" style:parent-style-name="Standard" style:list-style-name="LFO1" style:family="paragraph">
      <style:text-properties style:font-name="Helvetica Neue" fo:font-size="13pt" style:font-size-asian="13pt"/>
    </style:style>
    <style:style style:name="P10" style:parent-style-name="Standard" style:list-style-name="LFO1" style:family="paragraph">
      <style:text-properties style:font-name="Helvetica Neue" fo:font-size="13pt" style:font-size-asian="13pt"/>
    </style:style>
    <style:style style:name="P11" style:parent-style-name="Standard" style:list-style-name="LFO1" style:family="paragraph">
      <style:text-properties style:font-name="Helvetica Neue" fo:font-size="13pt" style:font-size-asian="13pt"/>
    </style:style>
    <style:style style:name="P12" style:parent-style-name="Standard" style:list-style-name="LFO1" style:family="paragraph">
      <style:text-properties style:font-name="Helvetica Neue" fo:font-size="13pt" style:font-size-asian="13pt"/>
    </style:style>
    <style:style style:name="P13" style:parent-style-name="Standard" style:list-style-name="LFO1" style:family="paragraph"/>
    <style:style style:name="T14" style:parent-style-name="DefaultParagraphFont" style:family="text">
      <style:text-properties style:font-name="Helvetica Neue" fo:font-size="13pt" style:font-size-asian="13pt"/>
    </style:style>
  </office:automatic-styles>
  <office:body>
    <office:text text:use-soft-page-breaks="true">
      <text:p text:style-name="P1"><text:span text:style-name="T2">Steps to compile and test data for RQ vs bidding:</text:span></text:p>
      <text:p text:style-name="P3"/>
      <text:list text:style-name="LFO1" text:continue-numbering="true">
        <text:list-item>
          <text:p text:style-name="P4">Go into the “1_Compile_data” folder. Add .csv files to the appropriate subfolders for each new subject. Make sure they have ALL the required files (2 auction runs, 1 estimated price, 1 food ratings) or<text:s/>you will get error messages in MATLAB. If you are missing a file for someone, see step 6 below on how to address it.</text:p>
        </text:list-item>
        <text:list-item>
          <text:p text:style-name="P5">Troubleshooting compilation errors: Check to make sure subject came in for auction task already (i.e., some might have only food ratings so<text:s/>far). Check that the “participant” column of the excel data file itself for that individual reads the correct subject ID number. If the researcher initially inputted the wrong ID and changed the excel file name later, it may be incorrect.</text:p>
        </text:list-item>
        <text:list-item>
          <text:p text:style-name="P6">Update the “RQ_bid_subject_vars.xlsx” file with the following variables for each new subject: Subject, BMI, Age, Sex (0 = Male, 1 = Female), Study (1 = OEA, 2 = REE_genotype), RQ, and Genotype. Feel free to add any variables you would like to include (e.g., REE or any questionnaires like DFS?)</text:p>
        </text:list-item>
        <text:list-item>
          <text:p text:style-name="P7">Within the “1_Compile_data” folder, open the “RQ_bidding_compile_data.m” MATLAB script.</text:p>
        </text:list-item>
        <text:list-item>
          <text:p text:style-name="P8">Search script for “UPDATE PATH” and update any if needed (e.g., if folders are moved).</text:p>
        </text:list-item>
        <text:list-item>
          <text:p text:style-name="P9">Search script for “UPDATE MISSING SUBJECTS” and update any if needed. If a subject doen’t have 2 runs of auction data, ignore them all together. But if they are only missing food ratings or estimated price, you could still include (and have missing values for those individuals which is fine for linear mixed effects models).</text:p>
        </text:list-item>
        <text:list-item>
          <text:p text:style-name="P10">Search for “UNCOMMENT TO SAVE DATA” and remove the % symbol in front of the line of code in the format of data you wish to save (if saving to an external output like .csv or .mat).</text:p>
        </text:list-item>
        <text:list-item>
          <text:p text:style-name="P11">Go into “2_Run_analyses” folder and open “RQ_bidding_run_analyses.m” MATLAB file.</text:p>
        </text:list-item>
        <text:list-item>
          <text:p text:style-name="P12">Search script for “UNCOMMENT DATA TYPE” to update whether you are bringing in a single .mat file (containing both data and av_data tables) or two separate .csv files.</text:p>
        </text:list-item>
        <text:list-item>
          <text:p text:style-name="P13"><text:span text:style-name="T14">Update the analyses as you wish and test your model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account</dc:creator>
    <meta:creation-date>2023-03-09T17:08:00Z</meta:creation-date>
    <dc:date>2023-03-09T17:08:00Z</dc:date>
    <meta:template xlink:href="Normal" xlink:type="simple"/>
    <meta:editing-cycles>2</meta:editing-cycles>
    <meta:editing-duration>PT0S</meta:editing-duration>
    <meta:document-statistic meta:page-count="1" meta:paragraph-count="4" meta:word-count="302" meta:character-count="2025" meta:row-count="14" meta:non-whitespace-character-count="1727"/>
  </office:meta>
</office:document-meta>
</file>